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6066">
            <text:p>Beta-56066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230.0">
            <text:p>23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02">
            <text:p>-0.02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laneyDevoy1995,ShennanEtal2018">
            <text:p>DelaneyDevoy1995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3926">
            <text:p>Beta-53926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120.0">
            <text:p>1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38">
            <text:p>0.38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laneyDevoy1995,ShennanEtal2018">
            <text:p>DelaneyDevoy1995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SUERC-33216">
            <text:p>SUERC-33216</text:p>
          </table:table-cell>
          <table:table-cell office:value-type="float" office:value="53.32">
            <text:p>53.32</text:p>
          </table:table-cell>
          <table:table-cell office:value-type="float" office:value="-9.6">
            <text:p>-9.6</text:p>
          </table:table-cell>
          <table:table-cell office:value-type="float" office:value="10280.0">
            <text:p>102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2">
            <text:p>-1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UBA-12693">
            <text:p>UBA-12693</text:p>
          </table:table-cell>
          <table:table-cell office:value-type="float" office:value="53.74">
            <text:p>53.74</text:p>
          </table:table-cell>
          <table:table-cell office:value-type="float" office:value="-9.9">
            <text:p>-9.9</text:p>
          </table:table-cell>
          <table:table-cell office:value-type="float" office:value="4416.0">
            <text:p>4416.0</text:p>
          </table:table-cell>
          <table:table-cell office:value-type="float" office:value="30.0">
            <text:p>3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2.06">
            <text:p>-2.06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WilliamsDoyle2014,ShennanEtal2018">
            <text:p>WilliamsDoyle2014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3929">
            <text:p>Beta-53929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420.0">
            <text:p>4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06">
            <text:p>0.06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laneyDevoy1995,ShennanEtal2018">
            <text:p>DelaneyDevoy1995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3930">
            <text:p>Beta-53930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1620.0">
            <text:p>162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76">
            <text:p>-0.76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voyEtal1996,ShennanEtal2018">
            <text:p>DevoyEtal1996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6065">
            <text:p>Beta-56065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600.0">
            <text:p>6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04">
            <text:p>0.04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laneyDevoy1995,ShennanEtal2018">
            <text:p>DelaneyDevoy1995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SUERC-33217">
            <text:p>SUERC-33217</text:p>
          </table:table-cell>
          <table:table-cell office:value-type="float" office:value="53.32">
            <text:p>53.32</text:p>
          </table:table-cell>
          <table:table-cell office:value-type="float" office:value="-9.6">
            <text:p>-9.6</text:p>
          </table:table-cell>
          <table:table-cell office:value-type="float" office:value="11150.0">
            <text:p>111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2">
            <text:p>-1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SUERC-33218">
            <text:p>SUERC-33218</text:p>
          </table:table-cell>
          <table:table-cell office:value-type="float" office:value="53.32">
            <text:p>53.32</text:p>
          </table:table-cell>
          <table:table-cell office:value-type="float" office:value="-9.6">
            <text:p>-9.6</text:p>
          </table:table-cell>
          <table:table-cell office:value-type="float" office:value="11860.0">
            <text:p>1186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2">
            <text:p>-1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3931">
            <text:p>Beta-53931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1290.0">
            <text:p>129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86">
            <text:p>-0.86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voyEtal1996,ShennanEtal2018">
            <text:p>DevoyEtal1996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3932">
            <text:p>Beta-53932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2970.0">
            <text:p>297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88">
            <text:p>-1.88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voyEtal1996,ShennanEtal2018">
            <text:p>DevoyEtal1996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6067">
            <text:p>Beta-56067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760.0">
            <text:p>76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37">
            <text:p>-0.37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laneyDevoy1995,ShennanEtal2018">
            <text:p>DelaneyDevoy1995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6070">
            <text:p>Beta-56070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1370.0">
            <text:p>13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93">
            <text:p>-0.93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laneyDevoy1995,ShennanEtal2018">
            <text:p>DelaneyDevoy1995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211391">
            <text:p>Beta-211391</text:p>
          </table:table-cell>
          <table:table-cell office:value-type="float" office:value="53.56">
            <text:p>53.56</text:p>
          </table:table-cell>
          <table:table-cell office:value-type="float" office:value="-10.15">
            <text:p>-10.15</text:p>
          </table:table-cell>
          <table:table-cell office:value-type="float" office:value="12250.0">
            <text:p>122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0">
            <text:p>-2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6069">
            <text:p>Beta-56069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1250.0">
            <text:p>12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84">
            <text:p>-0.84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laneyDevoy1995,ShennanEtal2018">
            <text:p>DelaneyDevoy1995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6068">
            <text:p>Beta-56068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1260.0">
            <text:p>12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51">
            <text:p>-0.51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voyEtal1996,ShennanEtal2018">
            <text:p>DevoyEtal1996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3934">
            <text:p>Beta-53934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3990.0">
            <text:p>399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15">
            <text:p>-2.15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laneyDevoy1995,ShennanEtal2018">
            <text:p>DelaneyDevoy1995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UBA-32719">
            <text:p>UBA-32719</text:p>
          </table:table-cell>
          <table:table-cell office:value-type="float" office:value="53.4">
            <text:p>53.4</text:p>
          </table:table-cell>
          <table:table-cell office:value-type="float" office:value="-9.91">
            <text:p>-9.91</text:p>
          </table:table-cell>
          <table:table-cell office:value-type="float" office:value="4390.0">
            <text:p>4390.0</text:p>
          </table:table-cell>
          <table:table-cell office:value-type="float" office:value="42.0">
            <text:p>42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41">
            <text:p>-0.41</text:p>
          </table:table-cell>
          <table:table-cell office:value-type="float" office:value="1.54">
            <text:p>1.54</text:p>
          </table:table-cell>
          <table:table-cell office:value-type="float" office:value="1.54">
            <text:p>1.54</text:p>
          </table:table-cell>
          <table:table-cell office:value-type="string" office:value="OConnellMolloy2017,ShennanEtal2018">
            <text:p>OConnellMolloy2017,ShennanEtal2018</text:p>
          </table:table-cell>
        </table:table-row>
        <table:table-row>
          <table:table-cell office:value-type="string" office:value="Connemara">
            <text:p>Connemara</text:p>
          </table:table-cell>
          <table:table-cell office:value-type="string" office:value="radiocarbon">
            <text:p>radiocarbon</text:p>
          </table:table-cell>
          <table:table-cell office:value-type="string" office:value="Beta-53933">
            <text:p>Beta-53933</text:p>
          </table:table-cell>
          <table:table-cell office:value-type="float" office:value="53.71">
            <text:p>53.71</text:p>
          </table:table-cell>
          <table:table-cell office:value-type="float" office:value="-9.9">
            <text:p>-9.9</text:p>
          </table:table-cell>
          <table:table-cell office:value-type="float" office:value="3610.0">
            <text:p>361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01">
            <text:p>-2.01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DelaneyDevoy1995,ShennanEtal2018">
            <text:p>DelaneyDevoy1995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